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36232" calcext:value-type="float">
            <text:p>1.736232</text:p>
          </table:table-cell>
          <table:table-cell table:style-name="ce8" office:value-type="float" office:value="1.312054" calcext:value-type="float">
            <text:p>1.312054</text:p>
          </table:table-cell>
          <table:table-cell table:style-name="ce8" office:value-type="float" office:value="1.150249" calcext:value-type="float">
            <text:p>1.150249</text:p>
          </table:table-cell>
          <table:table-cell table:style-name="ce8" office:value-type="float" office:value="1.091319" calcext:value-type="float">
            <text:p>1.091319</text:p>
          </table:table-cell>
          <table:table-cell table:style-name="ce8" office:value-type="float" office:value="0.949312" calcext:value-type="float">
            <text:p>0.949312</text:p>
          </table:table-cell>
          <table:table-cell table:style-name="ce8" office:value-type="float" office:value="0.881072" calcext:value-type="float">
            <text:p>0.881072</text:p>
          </table:table-cell>
          <table:table-cell table:style-name="ce8" office:value-type="float" office:value="0.851629" calcext:value-type="float">
            <text:p>0.851629</text:p>
          </table:table-cell>
          <table:table-cell table:style-name="ce8" office:value-type="float" office:value="0.824766" calcext:value-type="float">
            <text:p>0.824766</text:p>
          </table:table-cell>
          <table:table-cell table:style-name="ce8" office:value-type="float" office:value="0.782693" calcext:value-type="float">
            <text:p>0.782693</text:p>
          </table:table-cell>
          <table:table-cell table:style-name="ce8"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71296" calcext:value-type="float">
            <text:p>1.871296</text:p>
          </table:table-cell>
          <table:table-cell table:style-name="ce8" office:value-type="float" office:value="1.324933" calcext:value-type="float">
            <text:p>1.324933</text:p>
          </table:table-cell>
          <table:table-cell table:style-name="ce8" office:value-type="float" office:value="1.114435" calcext:value-type="float">
            <text:p>1.114435</text:p>
          </table:table-cell>
          <table:table-cell table:style-name="ce8" office:value-type="float" office:value="1.068775" calcext:value-type="float">
            <text:p>1.068775</text:p>
          </table:table-cell>
          <table:table-cell table:style-name="ce8" office:value-type="float" office:value="0.973653" calcext:value-type="float">
            <text:p>0.973653</text:p>
          </table:table-cell>
          <table:table-cell table:style-name="ce8" office:value-type="float" office:value="0.884797" calcext:value-type="float">
            <text:p>0.884797</text:p>
          </table:table-cell>
          <table:table-cell table:style-name="ce8" office:value-type="float" office:value="0.849338" calcext:value-type="float">
            <text:p>0.849338</text:p>
          </table:table-cell>
          <table:table-cell table:style-name="ce8" office:value-type="float" office:value="0.836727" calcext:value-type="float">
            <text:p>0.836727</text:p>
          </table:table-cell>
          <table:table-cell table:style-name="ce8" office:value-type="float" office:value="0.764421" calcext:value-type="float">
            <text:p>0.764421</text:p>
          </table:table-cell>
          <table:table-cell table:style-name="ce8"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14791" calcext:value-type="float">
            <text:p>1.814791</text:p>
          </table:table-cell>
          <table:table-cell table:style-name="ce8" office:value-type="float" office:value="1.32571" calcext:value-type="float">
            <text:p>1.325710</text:p>
          </table:table-cell>
          <table:table-cell table:style-name="ce8" office:value-type="float" office:value="1.150271" calcext:value-type="float">
            <text:p>1.150271</text:p>
          </table:table-cell>
          <table:table-cell table:style-name="ce8" office:value-type="float" office:value="1.688223" calcext:value-type="float">
            <text:p>1.688223</text:p>
          </table:table-cell>
          <table:table-cell table:style-name="ce8" office:value-type="float" office:value="0.993209" calcext:value-type="float">
            <text:p>0.993209</text:p>
          </table:table-cell>
          <table:table-cell table:style-name="ce8" office:value-type="float" office:value="0.914069" calcext:value-type="float">
            <text:p>0.914069</text:p>
          </table:table-cell>
          <table:table-cell table:style-name="ce8" office:value-type="float" office:value="0.875095" calcext:value-type="float">
            <text:p>0.875095</text:p>
          </table:table-cell>
          <table:table-cell table:style-name="ce8" office:value-type="float" office:value="0.831961" calcext:value-type="float">
            <text:p>0.831961</text:p>
          </table:table-cell>
          <table:table-cell table:style-name="ce8" office:value-type="float" office:value="0.765055" calcext:value-type="float">
            <text:p>0.765055</text:p>
          </table:table-cell>
          <table:table-cell table:style-name="ce8"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26107" calcext:value-type="float">
            <text:p>1.826107</text:p>
          </table:table-cell>
          <table:table-cell table:style-name="ce8" office:value-type="float" office:value="1.352752" calcext:value-type="float">
            <text:p>1.352752</text:p>
          </table:table-cell>
          <table:table-cell table:style-name="ce8" office:value-type="float" office:value="1.143958" calcext:value-type="float">
            <text:p>1.143958</text:p>
          </table:table-cell>
          <table:table-cell table:style-name="ce8" office:value-type="float" office:value="1.080899" calcext:value-type="float">
            <text:p>1.080899</text:p>
          </table:table-cell>
          <table:table-cell table:style-name="ce8" office:value-type="float" office:value="0.93553" calcext:value-type="float">
            <text:p>0.935530</text:p>
          </table:table-cell>
          <table:table-cell table:style-name="ce8" office:value-type="float" office:value="0.917578" calcext:value-type="float">
            <text:p>0.917578</text:p>
          </table:table-cell>
          <table:table-cell table:style-name="ce8" office:value-type="float" office:value="0.83896" calcext:value-type="float">
            <text:p>0.838960</text:p>
          </table:table-cell>
          <table:table-cell table:style-name="ce8" office:value-type="float" office:value="0.816752" calcext:value-type="float">
            <text:p>0.816752</text:p>
          </table:table-cell>
          <table:table-cell table:style-name="ce8" office:value-type="float" office:value="0.781789" calcext:value-type="float">
            <text:p>0.781789</text:p>
          </table:table-cell>
          <table:table-cell table:style-name="ce8"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29824" calcext:value-type="float">
            <text:p>1.729824</text:p>
          </table:table-cell>
          <table:table-cell table:style-name="ce8" office:value-type="float" office:value="0.384782" calcext:value-type="float">
            <text:p>0.384782</text:p>
          </table:table-cell>
          <table:table-cell table:style-name="ce8" office:value-type="float" office:value="0.149304" calcext:value-type="float">
            <text:p>0.149304</text:p>
          </table:table-cell>
          <table:table-cell table:style-name="ce8" office:value-type="float" office:value="1.101174" calcext:value-type="float">
            <text:p>1.101174</text:p>
          </table:table-cell>
          <table:table-cell table:style-name="ce8" office:value-type="float" office:value="0.970933" calcext:value-type="float">
            <text:p>0.970933</text:p>
          </table:table-cell>
          <table:table-cell table:style-name="ce8" office:value-type="float" office:value="0.967269" calcext:value-type="float">
            <text:p>0.967269</text:p>
          </table:table-cell>
          <table:table-cell table:style-name="ce8" office:value-type="float" office:value="0.851588" calcext:value-type="float">
            <text:p>0.851588</text:p>
          </table:table-cell>
          <table:table-cell table:style-name="ce8" office:value-type="float" office:value="0.835542" calcext:value-type="float">
            <text:p>0.835542</text:p>
          </table:table-cell>
          <table:table-cell table:style-name="ce8" office:value-type="float" office:value="0.821545" calcext:value-type="float">
            <text:p>0.821545</text:p>
          </table:table-cell>
          <table:table-cell table:style-name="ce8"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90915" calcext:value-type="float">
            <text:p>1.790915</text:p>
          </table:table-cell>
          <table:table-cell table:style-name="ce8" office:value-type="float" office:value="1.780916" calcext:value-type="float">
            <text:p>1.780916</text:p>
          </table:table-cell>
          <table:table-cell table:style-name="ce8" office:value-type="float" office:value="1.646665" calcext:value-type="float">
            <text:p>1.646665</text:p>
          </table:table-cell>
          <table:table-cell table:style-name="ce8" office:value-type="float" office:value="1.505" calcext:value-type="float">
            <text:p>1.505000</text:p>
          </table:table-cell>
          <table:table-cell table:style-name="ce8" office:value-type="float" office:value="1.564371" calcext:value-type="float">
            <text:p>1.564371</text:p>
          </table:table-cell>
          <table:table-cell table:style-name="ce8" office:value-type="float" office:value="1.466407" calcext:value-type="float">
            <text:p>1.466407</text:p>
          </table:table-cell>
          <table:table-cell table:style-name="ce8" office:value-type="float" office:value="1.498837" calcext:value-type="float">
            <text:p>1.498837</text:p>
          </table:table-cell>
          <table:table-cell table:style-name="ce8" office:value-type="float" office:value="1.445516" calcext:value-type="float">
            <text:p>1.445516</text:p>
          </table:table-cell>
          <table:table-cell table:style-name="ce8" office:value-type="float" office:value="1.455763" calcext:value-type="float">
            <text:p>1.455763</text:p>
          </table:table-cell>
          <table:table-cell table:style-name="ce8"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822349" calcext:value-type="float">
            <text:p>2.822349</text:p>
          </table:table-cell>
          <table:table-cell table:number-columns-repeated="3"/>
          <table:table-cell table:style-name="ce8" office:value-type="float" office:value="3.277218" calcext:value-type="float">
            <text:p>3.277218</text:p>
          </table:table-cell>
          <table:table-cell table:style-name="ce8" office:value-type="float" office:value="2.996308" calcext:value-type="float">
            <text:p>2.996308</text:p>
          </table:table-cell>
          <table:table-cell table:style-name="ce8" office:value-type="float" office:value="3.001418" calcext:value-type="float">
            <text:p>3.001418</text:p>
          </table:table-cell>
          <table:table-cell table:style-name="ce8" office:value-type="float" office:value="2.908182" calcext:value-type="float">
            <text:p>2.908182</text:p>
          </table:table-cell>
          <table:table-cell table:style-name="ce8" office:value-type="float" office:value="2.986845" calcext:value-type="float">
            <text:p>2.986845</text:p>
          </table:table-cell>
          <table:table-cell table:style-name="ce8" office:value-type="float" office:value="2.795664" calcext:value-type="float">
            <text:p>2.795664</text:p>
          </table:table-cell>
          <table:table-cell table:style-name="ce8" office:value-type="float" office:value="2.780715" calcext:value-type="float">
            <text:p>2.780715</text:p>
          </table:table-cell>
          <table:table-cell table:style-name="ce8" office:value-type="float" office:value="2.732671" calcext:value-type="float">
            <text:p>2.732671</text:p>
          </table:table-cell>
          <table:table-cell table:style-name="ce8" office:value-type="float" office:value="2.815238" calcext:value-type="float">
            <text:p>2.815238</text:p>
          </table:table-cell>
          <table:table-cell table:style-name="ce8"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33187" calcext:value-type="float">
            <text:p>1.733187</text:p>
          </table:table-cell>
          <table:table-cell table:style-name="ce8" office:value-type="float" office:value="1.701924" calcext:value-type="float">
            <text:p>1.701924</text:p>
          </table:table-cell>
          <table:table-cell table:style-name="ce8" office:value-type="float" office:value="1.617549" calcext:value-type="float">
            <text:p>1.617549</text:p>
          </table:table-cell>
          <table:table-cell table:style-name="ce8" office:value-type="float" office:value="1.566973" calcext:value-type="float">
            <text:p>1.566973</text:p>
          </table:table-cell>
          <table:table-cell table:style-name="ce8" office:value-type="float" office:value="1.548532" calcext:value-type="float">
            <text:p>1.548532</text:p>
          </table:table-cell>
          <table:table-cell table:style-name="ce8" office:value-type="float" office:value="1.485742" calcext:value-type="float">
            <text:p>1.485742</text:p>
          </table:table-cell>
          <table:table-cell table:style-name="ce8" office:value-type="float" office:value="1.558552" calcext:value-type="float">
            <text:p>1.558552</text:p>
          </table:table-cell>
          <table:table-cell table:style-name="ce8" office:value-type="float" office:value="1.474618" calcext:value-type="float">
            <text:p>1.474618</text:p>
          </table:table-cell>
          <table:table-cell table:style-name="ce8" office:value-type="float" office:value="1.453524" calcext:value-type="float">
            <text:p>1.453524</text:p>
          </table:table-cell>
          <table:table-cell table:style-name="ce8"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77373" calcext:value-type="float">
            <text:p>2.773730</text:p>
          </table:table-cell>
          <table:table-cell table:number-columns-repeated="3"/>
          <table:table-cell table:style-name="ce8" office:value-type="float" office:value="3.24942" calcext:value-type="float">
            <text:p>3.249420</text:p>
          </table:table-cell>
          <table:table-cell table:style-name="ce8" office:value-type="float" office:value="3.012324" calcext:value-type="float">
            <text:p>3.012324</text:p>
          </table:table-cell>
          <table:table-cell table:style-name="ce8" office:value-type="float" office:value="2.950223" calcext:value-type="float">
            <text:p>2.950223</text:p>
          </table:table-cell>
          <table:table-cell table:style-name="ce8" office:value-type="float" office:value="2.936602" calcext:value-type="float">
            <text:p>2.936602</text:p>
          </table:table-cell>
          <table:table-cell table:style-name="ce8" office:value-type="float" office:value="3.017723" calcext:value-type="float">
            <text:p>3.017723</text:p>
          </table:table-cell>
          <table:table-cell table:style-name="ce8" office:value-type="float" office:value="2.779552" calcext:value-type="float">
            <text:p>2.779552</text:p>
          </table:table-cell>
          <table:table-cell table:style-name="ce8" office:value-type="float" office:value="2.865802" calcext:value-type="float">
            <text:p>2.865802</text:p>
          </table:table-cell>
          <table:table-cell table:style-name="ce8" office:value-type="float" office:value="2.768121" calcext:value-type="float">
            <text:p>2.768121</text:p>
          </table:table-cell>
          <table:table-cell table:style-name="ce8" office:value-type="float" office:value="3.021553" calcext:value-type="float">
            <text:p>3.021553</text:p>
          </table:table-cell>
          <table:table-cell table:style-name="ce8"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73152" calcext:value-type="float">
            <text:p>1.773152</text:p>
          </table:table-cell>
          <table:table-cell table:style-name="ce8" office:value-type="float" office:value="1.708034" calcext:value-type="float">
            <text:p>1.708034</text:p>
          </table:table-cell>
          <table:table-cell table:style-name="ce8" office:value-type="float" office:value="1.640595" calcext:value-type="float">
            <text:p>1.640595</text:p>
          </table:table-cell>
          <table:table-cell table:style-name="ce8" office:value-type="float" office:value="1.604269" calcext:value-type="float">
            <text:p>1.604269</text:p>
          </table:table-cell>
          <table:table-cell table:style-name="ce8" office:value-type="float" office:value="1.509417" calcext:value-type="float">
            <text:p>1.509417</text:p>
          </table:table-cell>
          <table:table-cell table:style-name="ce8" office:value-type="float" office:value="1.472348" calcext:value-type="float">
            <text:p>1.472348</text:p>
          </table:table-cell>
          <table:table-cell table:style-name="ce8" office:value-type="float" office:value="1.668878" calcext:value-type="float">
            <text:p>1.668878</text:p>
          </table:table-cell>
          <table:table-cell table:style-name="ce8" office:value-type="float" office:value="1.434371" calcext:value-type="float">
            <text:p>1.434371</text:p>
          </table:table-cell>
          <table:table-cell table:style-name="ce8" office:value-type="float" office:value="1.446364" calcext:value-type="float">
            <text:p>1.446364</text:p>
          </table:table-cell>
          <table:table-cell table:style-name="ce8"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811274" calcext:value-type="float">
            <text:p>2.811274</text:p>
          </table:table-cell>
          <table:table-cell table:number-columns-repeated="3"/>
          <table:table-cell table:style-name="ce8" office:value-type="float" office:value="3.375705" calcext:value-type="float">
            <text:p>3.375705</text:p>
          </table:table-cell>
          <table:table-cell table:style-name="ce8" office:value-type="float" office:value="3.07137" calcext:value-type="float">
            <text:p>3.071370</text:p>
          </table:table-cell>
          <table:table-cell table:style-name="ce8" office:value-type="float" office:value="2.983602" calcext:value-type="float">
            <text:p>2.983602</text:p>
          </table:table-cell>
          <table:table-cell table:style-name="ce8" office:value-type="float" office:value="2.946472" calcext:value-type="float">
            <text:p>2.946472</text:p>
          </table:table-cell>
          <table:table-cell table:style-name="ce8" office:value-type="float" office:value="3.04687" calcext:value-type="float">
            <text:p>3.046870</text:p>
          </table:table-cell>
          <table:table-cell table:style-name="ce8" office:value-type="float" office:value="2.793638" calcext:value-type="float">
            <text:p>2.793638</text:p>
          </table:table-cell>
          <table:table-cell table:style-name="ce8" office:value-type="float" office:value="2.837403" calcext:value-type="float">
            <text:p>2.837403</text:p>
          </table:table-cell>
          <table:table-cell table:style-name="ce8" office:value-type="float" office:value="2.684289" calcext:value-type="float">
            <text:p>2.684289</text:p>
          </table:table-cell>
          <table:table-cell table:style-name="ce8" office:value-type="float" office:value="2.785003" calcext:value-type="float">
            <text:p>2.785003</text:p>
          </table:table-cell>
          <table:table-cell table:style-name="ce8"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102514" calcext:value-type="float">
            <text:p>1.102514</text:p>
          </table:table-cell>
          <table:table-cell table:style-name="ce8" office:value-type="float" office:value="0.9597" calcext:value-type="float">
            <text:p>0.959700</text:p>
          </table:table-cell>
          <table:table-cell table:style-name="ce8" office:value-type="float" office:value="0.856168" calcext:value-type="float">
            <text:p>0.856168</text:p>
          </table:table-cell>
          <table:table-cell table:style-name="ce8" office:value-type="float" office:value="1" calcext:value-type="float">
            <text:p>1.000000</text:p>
          </table:table-cell>
          <table:table-cell table:style-name="ce8" office:value-type="float" office:value="0.77721" calcext:value-type="float">
            <text:p>0.777210</text:p>
          </table:table-cell>
          <table:table-cell table:style-name="ce8" office:value-type="float" office:value="0.757414" calcext:value-type="float">
            <text:p>0.757414</text:p>
          </table:table-cell>
          <table:table-cell table:style-name="ce8" office:value-type="float" office:value="0.747016" calcext:value-type="float">
            <text:p>0.747016</text:p>
          </table:table-cell>
          <table:table-cell table:style-name="ce8" office:value-type="float" office:value="0.717988" calcext:value-type="float">
            <text:p>0.717988</text:p>
          </table:table-cell>
          <table:table-cell table:style-name="ce8"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table:style-name="ce8" office:value-type="float" office:value="1.8694" calcext:value-type="float">
            <text:p>1.869400</text:p>
          </table:table-cell>
          <table:table-cell table:style-name="ce8" office:value-type="float" office:value="1.598454" calcext:value-type="float">
            <text:p>1.598454</text:p>
          </table:table-cell>
          <table:table-cell table:style-name="ce8" office:value-type="float" office:value="1.544187" calcext:value-type="float">
            <text:p>1.544187</text:p>
          </table:table-cell>
          <table:table-cell table:style-name="ce8" office:value-type="float" office:value="1.719697" calcext:value-type="float">
            <text:p>1.719697</text:p>
          </table:table-cell>
          <table:table-cell table:style-name="ce8" office:value-type="float" office:value="1.304039" calcext:value-type="float">
            <text:p>1.304039</text:p>
          </table:table-cell>
          <table:table-cell table:style-name="ce8" office:value-type="float" office:value="1.332257" calcext:value-type="float">
            <text:p>1.332257</text:p>
          </table:table-cell>
          <table:table-cell table:style-name="ce8" office:value-type="float" office:value="1.231512" calcext:value-type="float">
            <text:p>1.231512</text:p>
          </table:table-cell>
          <table:table-cell table:style-name="ce8" office:value-type="float" office:value="1.195377" calcext:value-type="float">
            <text:p>1.195377</text:p>
          </table:table-cell>
          <table:table-cell table:style-name="ce8"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119503" calcext:value-type="float">
            <text:p>1.119503</text:p>
          </table:table-cell>
          <table:table-cell table:style-name="ce8" office:value-type="float" office:value="0.95818" calcext:value-type="float">
            <text:p>0.958180</text:p>
          </table:table-cell>
          <table:table-cell table:style-name="ce8" office:value-type="float" office:value="0.867916" calcext:value-type="float">
            <text:p>0.867916</text:p>
          </table:table-cell>
          <table:table-cell table:style-name="ce8" office:value-type="float" office:value="0.867664" calcext:value-type="float">
            <text:p>0.867664</text:p>
          </table:table-cell>
          <table:table-cell table:style-name="ce8" office:value-type="float" office:value="0.78145" calcext:value-type="float">
            <text:p>0.781450</text:p>
          </table:table-cell>
          <table:table-cell table:style-name="ce8" office:value-type="float" office:value="0.753941" calcext:value-type="float">
            <text:p>0.753941</text:p>
          </table:table-cell>
          <table:table-cell table:style-name="ce8" office:value-type="float" office:value="0.772942" calcext:value-type="float">
            <text:p>0.772942</text:p>
          </table:table-cell>
          <table:table-cell table:style-name="ce8" office:value-type="float" office:value="0.712452" calcext:value-type="float">
            <text:p>0.712452</text:p>
          </table:table-cell>
          <table:table-cell table:style-name="ce8"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table:style-name="ce8" office:value-type="float" office:value="1.859364" calcext:value-type="float">
            <text:p>1.859364</text:p>
          </table:table-cell>
          <table:table-cell table:style-name="ce8" office:value-type="float" office:value="1.604655" calcext:value-type="float">
            <text:p>1.604655</text:p>
          </table:table-cell>
          <table:table-cell table:style-name="ce8" office:value-type="float" office:value="1.462703" calcext:value-type="float">
            <text:p>1.462703</text:p>
          </table:table-cell>
          <table:table-cell table:style-name="ce8" office:value-type="float" office:value="1.428917" calcext:value-type="float">
            <text:p>1.428917</text:p>
          </table:table-cell>
          <table:table-cell table:style-name="ce8" office:value-type="float" office:value="1.275462" calcext:value-type="float">
            <text:p>1.275462</text:p>
          </table:table-cell>
          <table:table-cell table:style-name="ce8" office:value-type="float" office:value="1.326359" calcext:value-type="float">
            <text:p>1.326359</text:p>
          </table:table-cell>
          <table:table-cell table:style-name="ce8" office:value-type="float" office:value="1.212163" calcext:value-type="float">
            <text:p>1.212163</text:p>
          </table:table-cell>
          <table:table-cell table:style-name="ce8" office:value-type="float" office:value="1.18916" calcext:value-type="float">
            <text:p>1.189160</text:p>
          </table:table-cell>
          <table:table-cell table:style-name="ce8"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107042" calcext:value-type="float">
            <text:p>1.107042</text:p>
          </table:table-cell>
          <table:table-cell table:style-name="ce8" office:value-type="float" office:value="0.987652" calcext:value-type="float">
            <text:p>0.987652</text:p>
          </table:table-cell>
          <table:table-cell table:style-name="ce8" office:value-type="float" office:value="0.917032" calcext:value-type="float">
            <text:p>0.917032</text:p>
          </table:table-cell>
          <table:table-cell table:style-name="ce8" office:value-type="float" office:value="0.864055" calcext:value-type="float">
            <text:p>0.864055</text:p>
          </table:table-cell>
          <table:table-cell table:style-name="ce8" office:value-type="float" office:value="0.780069" calcext:value-type="float">
            <text:p>0.780069</text:p>
          </table:table-cell>
          <table:table-cell table:style-name="ce8" office:value-type="float" office:value="0.751455" calcext:value-type="float">
            <text:p>0.751455</text:p>
          </table:table-cell>
          <table:table-cell table:style-name="ce8" office:value-type="float" office:value="0.762656" calcext:value-type="float">
            <text:p>0.762656</text:p>
          </table:table-cell>
          <table:table-cell table:style-name="ce8" office:value-type="float" office:value="0.715192" calcext:value-type="float">
            <text:p>0.715192</text:p>
          </table:table-cell>
          <table:table-cell table:style-name="ce8"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table:style-name="ce8" office:value-type="float" office:value="1.803607" calcext:value-type="float">
            <text:p>1.803607</text:p>
          </table:table-cell>
          <table:table-cell table:style-name="ce8"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table:style-name="ce8" office:value-type="float" office:value="1.489817" calcext:value-type="float">
            <text:p>1.489817</text:p>
          </table:table-cell>
          <table:table-cell table:style-name="ce8" office:value-type="float" office:value="1.311872" calcext:value-type="float">
            <text:p>1.311872</text:p>
          </table:table-cell>
          <table:table-cell table:style-name="ce8" office:value-type="float" office:value="1.255378" calcext:value-type="float">
            <text:p>1.255378</text:p>
          </table:table-cell>
          <table:table-cell table:style-name="ce8" office:value-type="float" office:value="1.213245" calcext:value-type="float">
            <text:p>1.213245</text:p>
          </table:table-cell>
          <table:table-cell table:style-name="ce8" office:value-type="float" office:value="1.169236" calcext:value-type="float">
            <text:p>1.169236</text:p>
          </table:table-cell>
          <table:table-cell table:style-name="ce8"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6854" calcext:value-type="float">
            <text:p>1.868540</text:p>
          </table:table-cell>
          <table:table-cell table:style-name="ce8" office:value-type="float" office:value="1.366248" calcext:value-type="float">
            <text:p>1.366248</text:p>
          </table:table-cell>
          <table:table-cell table:style-name="ce8" office:value-type="float" office:value="1.146919" calcext:value-type="float">
            <text:p>1.146919</text:p>
          </table:table-cell>
          <table:table-cell table:style-name="ce8" office:value-type="float" office:value="1.085095" calcext:value-type="float">
            <text:p>1.085095</text:p>
          </table:table-cell>
          <table:table-cell table:style-name="ce8" office:value-type="float" office:value="0.990956" calcext:value-type="float">
            <text:p>0.990956</text:p>
          </table:table-cell>
          <table:table-cell table:style-name="ce8" office:value-type="float" office:value="0.947668" calcext:value-type="float">
            <text:p>0.947668</text:p>
          </table:table-cell>
          <table:table-cell table:style-name="ce8" office:value-type="float" office:value="0.90621" calcext:value-type="float">
            <text:p>0.906210</text:p>
          </table:table-cell>
          <table:table-cell table:style-name="ce8" office:value-type="float" office:value="0.82099" calcext:value-type="float">
            <text:p>0.820990</text:p>
          </table:table-cell>
          <table:table-cell table:style-name="ce8" office:value-type="float" office:value="0.79275" calcext:value-type="float">
            <text:p>0.792750</text:p>
          </table:table-cell>
          <table:table-cell table:style-name="ce8"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385" calcext:value-type="float">
            <text:p>1.738500</text:p>
          </table:table-cell>
          <table:table-cell table:style-name="ce8" office:value-type="float" office:value="1.323034" calcext:value-type="float">
            <text:p>1.323034</text:p>
          </table:table-cell>
          <table:table-cell table:style-name="ce8" office:value-type="float" office:value="1.139176" calcext:value-type="float">
            <text:p>1.139176</text:p>
          </table:table-cell>
          <table:table-cell table:style-name="ce8" office:value-type="float" office:value="1.075568" calcext:value-type="float">
            <text:p>1.075568</text:p>
          </table:table-cell>
          <table:table-cell table:style-name="ce8" office:value-type="float" office:value="0.942656" calcext:value-type="float">
            <text:p>0.942656</text:p>
          </table:table-cell>
          <table:table-cell table:style-name="ce8" office:value-type="float" office:value="0.922221" calcext:value-type="float">
            <text:p>0.922221</text:p>
          </table:table-cell>
          <table:table-cell table:style-name="ce8" office:value-type="float" office:value="0.862478" calcext:value-type="float">
            <text:p>0.862478</text:p>
          </table:table-cell>
          <table:table-cell table:style-name="ce8" office:value-type="float" office:value="0.819047" calcext:value-type="float">
            <text:p>0.819047</text:p>
          </table:table-cell>
          <table:table-cell table:style-name="ce8" office:value-type="float" office:value="0.788379" calcext:value-type="float">
            <text:p>0.788379</text:p>
          </table:table-cell>
          <table:table-cell table:style-name="ce8"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83056" calcext:value-type="float">
            <text:p>1.783056</text:p>
          </table:table-cell>
          <table:table-cell table:style-name="ce8" office:value-type="float" office:value="1.376416" calcext:value-type="float">
            <text:p>1.376416</text:p>
          </table:table-cell>
          <table:table-cell table:style-name="ce8" office:value-type="float" office:value="1.125938" calcext:value-type="float">
            <text:p>1.125938</text:p>
          </table:table-cell>
          <table:table-cell table:style-name="ce8" office:value-type="float" office:value="1.090712" calcext:value-type="float">
            <text:p>1.090712</text:p>
          </table:table-cell>
          <table:table-cell table:style-name="ce8" office:value-type="float" office:value="0.979696" calcext:value-type="float">
            <text:p>0.979696</text:p>
          </table:table-cell>
          <table:table-cell table:style-name="ce8" office:value-type="float" office:value="0.932314" calcext:value-type="float">
            <text:p>0.932314</text:p>
          </table:table-cell>
          <table:table-cell table:style-name="ce8" office:value-type="float" office:value="0.880135" calcext:value-type="float">
            <text:p>0.880135</text:p>
          </table:table-cell>
          <table:table-cell table:style-name="ce8" office:value-type="float" office:value="0.840247" calcext:value-type="float">
            <text:p>0.840247</text:p>
          </table:table-cell>
          <table:table-cell table:style-name="ce8" office:value-type="float" office:value="0.79466" calcext:value-type="float">
            <text:p>0.794660</text:p>
          </table:table-cell>
          <table:table-cell table:style-name="ce8"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12743" calcext:value-type="float">
            <text:p>1.612743</text:p>
          </table:table-cell>
          <table:table-cell table:style-name="ce8" office:value-type="float" office:value="1.716259" calcext:value-type="float">
            <text:p>1.716259</text:p>
          </table:table-cell>
          <table:table-cell table:style-name="ce8" office:value-type="float" office:value="1.650423" calcext:value-type="float">
            <text:p>1.650423</text:p>
          </table:table-cell>
          <table:table-cell table:style-name="ce8" office:value-type="float" office:value="1.502534" calcext:value-type="float">
            <text:p>1.502534</text:p>
          </table:table-cell>
          <table:table-cell table:style-name="ce8" office:value-type="float" office:value="1.552629" calcext:value-type="float">
            <text:p>1.552629</text:p>
          </table:table-cell>
          <table:table-cell table:style-name="ce8" office:value-type="float" office:value="1.488422" calcext:value-type="float">
            <text:p>1.488422</text:p>
          </table:table-cell>
          <table:table-cell table:style-name="ce8" office:value-type="float" office:value="1.543553" calcext:value-type="float">
            <text:p>1.543553</text:p>
          </table:table-cell>
          <table:table-cell table:style-name="ce8" office:value-type="float" office:value="1.392956" calcext:value-type="float">
            <text:p>1.392956</text:p>
          </table:table-cell>
          <table:table-cell table:style-name="ce8" office:value-type="float" office:value="1.420086" calcext:value-type="float">
            <text:p>1.420086</text:p>
          </table:table-cell>
          <table:table-cell table:style-name="ce8"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700835" calcext:value-type="float">
            <text:p>2.700835</text:p>
          </table:table-cell>
          <table:table-cell table:number-columns-repeated="3"/>
          <table:table-cell table:style-name="ce8" office:value-type="float" office:value="3.215208" calcext:value-type="float">
            <text:p>3.215208</text:p>
          </table:table-cell>
          <table:table-cell table:style-name="ce8" office:value-type="float" office:value="2.980677" calcext:value-type="float">
            <text:p>2.980677</text:p>
          </table:table-cell>
          <table:table-cell table:style-name="ce8" office:value-type="float" office:value="3.041152" calcext:value-type="float">
            <text:p>3.041152</text:p>
          </table:table-cell>
          <table:table-cell table:style-name="ce8" office:value-type="float" office:value="2.843014" calcext:value-type="float">
            <text:p>2.843014</text:p>
          </table:table-cell>
          <table:table-cell table:style-name="ce8" office:value-type="float" office:value="2.94251" calcext:value-type="float">
            <text:p>2.942510</text:p>
          </table:table-cell>
          <table:table-cell table:style-name="ce8" office:value-type="float" office:value="2.734921" calcext:value-type="float">
            <text:p>2.734921</text:p>
          </table:table-cell>
          <table:table-cell table:style-name="ce8" office:value-type="float" office:value="2.726938" calcext:value-type="float">
            <text:p>2.726938</text:p>
          </table:table-cell>
          <table:table-cell table:style-name="ce8" office:value-type="float" office:value="2.710843" calcext:value-type="float">
            <text:p>2.710843</text:p>
          </table:table-cell>
          <table:table-cell table:style-name="ce8" office:value-type="float" office:value="2.766237" calcext:value-type="float">
            <text:p>2.766237</text:p>
          </table:table-cell>
          <table:table-cell table:style-name="ce8"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88012" calcext:value-type="float">
            <text:p>1.688012</text:p>
          </table:table-cell>
          <table:table-cell table:style-name="ce8" office:value-type="float" office:value="1.759806" calcext:value-type="float">
            <text:p>1.759806</text:p>
          </table:table-cell>
          <table:table-cell table:style-name="ce8" office:value-type="float" office:value="1.54747" calcext:value-type="float">
            <text:p>1.547470</text:p>
          </table:table-cell>
          <table:table-cell table:style-name="ce8" office:value-type="float" office:value="1.464867" calcext:value-type="float">
            <text:p>1.464867</text:p>
          </table:table-cell>
          <table:table-cell table:style-name="ce8" office:value-type="float" office:value="1.522204" calcext:value-type="float">
            <text:p>1.522204</text:p>
          </table:table-cell>
          <table:table-cell table:style-name="ce8" office:value-type="float" office:value="1.405552" calcext:value-type="float">
            <text:p>1.405552</text:p>
          </table:table-cell>
          <table:table-cell table:style-name="ce8" office:value-type="float" office:value="1.575744" calcext:value-type="float">
            <text:p>1.575744</text:p>
          </table:table-cell>
          <table:table-cell table:style-name="ce8" office:value-type="float" office:value="1.402797" calcext:value-type="float">
            <text:p>1.402797</text:p>
          </table:table-cell>
          <table:table-cell table:style-name="ce8" office:value-type="float" office:value="1.449592" calcext:value-type="float">
            <text:p>1.449592</text:p>
          </table:table-cell>
          <table:table-cell table:style-name="ce8"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 office:value-type="float" office:value="2.743559" calcext:value-type="float">
            <text:p>2.743559</text:p>
          </table:table-cell>
          <table:table-cell table:number-columns-repeated="3"/>
          <table:table-cell table:style-name="ce8" office:value-type="float" office:value="3.173181" calcext:value-type="float">
            <text:p>3.173181</text:p>
          </table:table-cell>
          <table:table-cell table:style-name="ce8" office:value-type="float" office:value="3.02075" calcext:value-type="float">
            <text:p>3.020750</text:p>
          </table:table-cell>
          <table:table-cell table:style-name="ce8" office:value-type="float" office:value="2.929274" calcext:value-type="float">
            <text:p>2.929274</text:p>
          </table:table-cell>
          <table:table-cell table:style-name="ce8" office:value-type="float" office:value="2.881202" calcext:value-type="float">
            <text:p>2.881202</text:p>
          </table:table-cell>
          <table:table-cell table:style-name="ce8" office:value-type="float" office:value="2.971478" calcext:value-type="float">
            <text:p>2.971478</text:p>
          </table:table-cell>
          <table:table-cell table:style-name="ce8" office:value-type="float" office:value="2.798536" calcext:value-type="float">
            <text:p>2.798536</text:p>
          </table:table-cell>
          <table:table-cell table:style-name="ce8" office:value-type="float" office:value="2.754977" calcext:value-type="float">
            <text:p>2.754977</text:p>
          </table:table-cell>
          <table:table-cell table:style-name="ce8" office:value-type="float" office:value="2.683306" calcext:value-type="float">
            <text:p>2.683306</text:p>
          </table:table-cell>
          <table:table-cell table:style-name="ce8" office:value-type="float" office:value="2.822234" calcext:value-type="float">
            <text:p>2.822234</text:p>
          </table:table-cell>
          <table:table-cell table:style-name="ce8"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56946" calcext:value-type="float">
            <text:p>1.056946</text:p>
          </table:table-cell>
          <table:table-cell table:style-name="ce8" office:value-type="float" office:value="0.944011" calcext:value-type="float">
            <text:p>0.944011</text:p>
          </table:table-cell>
          <table:table-cell table:style-name="ce8" office:value-type="float" office:value="0.877858" calcext:value-type="float">
            <text:p>0.877858</text:p>
          </table:table-cell>
          <table:table-cell table:style-name="ce8" office:value-type="float" office:value="0.82298" calcext:value-type="float">
            <text:p>0.822980</text:p>
          </table:table-cell>
          <table:table-cell table:style-name="ce8" office:value-type="float" office:value="0.767066" calcext:value-type="float">
            <text:p>0.767066</text:p>
          </table:table-cell>
          <table:table-cell table:style-name="ce8" office:value-type="float" office:value="0.702038" calcext:value-type="float">
            <text:p>0.702038</text:p>
          </table:table-cell>
          <table:table-cell table:style-name="ce8" office:value-type="float" office:value="0.696362" calcext:value-type="float">
            <text:p>0.696362</text:p>
          </table:table-cell>
          <table:table-cell table:style-name="ce8" office:value-type="float" office:value="0.680005" calcext:value-type="float">
            <text:p>0.680005</text:p>
          </table:table-cell>
          <table:table-cell table:style-name="ce8"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table:style-name="ce8" office:value-type="float" office:value="1.761358" calcext:value-type="float">
            <text:p>1.761358</text:p>
          </table:table-cell>
          <table:table-cell table:style-name="ce8" office:value-type="float" office:value="1.583239" calcext:value-type="float">
            <text:p>1.583239</text:p>
          </table:table-cell>
          <table:table-cell table:style-name="ce8" office:value-type="float" office:value="1.430842" calcext:value-type="float">
            <text:p>1.430842</text:p>
          </table:table-cell>
          <table:table-cell table:style-name="ce8" office:value-type="float" office:value="1.480538" calcext:value-type="float">
            <text:p>1.480538</text:p>
          </table:table-cell>
          <table:table-cell table:style-name="ce8" office:value-type="float" office:value="1.335005" calcext:value-type="float">
            <text:p>1.335005</text:p>
          </table:table-cell>
          <table:table-cell table:style-name="ce8" office:value-type="float" office:value="1.249724" calcext:value-type="float">
            <text:p>1.249724</text:p>
          </table:table-cell>
          <table:table-cell table:style-name="ce8" office:value-type="float" office:value="1.186101" calcext:value-type="float">
            <text:p>1.186101</text:p>
          </table:table-cell>
          <table:table-cell table:style-name="ce8" office:value-type="float" office:value="1.14221" calcext:value-type="float">
            <text:p>1.142210</text:p>
          </table:table-cell>
          <table:table-cell table:style-name="ce8"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76997" calcext:value-type="float">
            <text:p>1.076997</text:p>
          </table:table-cell>
          <table:table-cell table:style-name="ce8" office:value-type="float" office:value="0.901029" calcext:value-type="float">
            <text:p>0.901029</text:p>
          </table:table-cell>
          <table:table-cell table:style-name="ce8" office:value-type="float" office:value="0.851072" calcext:value-type="float">
            <text:p>0.851072</text:p>
          </table:table-cell>
          <table:table-cell table:style-name="ce8" office:value-type="float" office:value="0.789344" calcext:value-type="float">
            <text:p>0.789344</text:p>
          </table:table-cell>
          <table:table-cell table:style-name="ce8" office:value-type="float" office:value="0.76436" calcext:value-type="float">
            <text:p>0.764360</text:p>
          </table:table-cell>
          <table:table-cell table:style-name="ce8" office:value-type="float" office:value="0.729285" calcext:value-type="float">
            <text:p>0.729285</text:p>
          </table:table-cell>
          <table:table-cell table:style-name="ce8" office:value-type="float" office:value="0.682076" calcext:value-type="float">
            <text:p>0.682076</text:p>
          </table:table-cell>
          <table:table-cell table:style-name="ce8" office:value-type="float" office:value="0.667187" calcext:value-type="float">
            <text:p>0.667187</text:p>
          </table:table-cell>
          <table:table-cell table:style-name="ce8"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table:style-name="ce8" office:value-type="float" office:value="1.892558" calcext:value-type="float">
            <text:p>1.892558</text:p>
          </table:table-cell>
          <table:table-cell table:style-name="ce8" office:value-type="float" office:value="1.529615" calcext:value-type="float">
            <text:p>1.529615</text:p>
          </table:table-cell>
          <table:table-cell table:style-name="ce8" office:value-type="float" office:value="1.475713" calcext:value-type="float">
            <text:p>1.475713</text:p>
          </table:table-cell>
          <table:table-cell table:style-name="ce8" office:value-type="float" office:value="1.382339" calcext:value-type="float">
            <text:p>1.382339</text:p>
          </table:table-cell>
          <table:table-cell table:style-name="ce8" office:value-type="float" office:value="1.357228" calcext:value-type="float">
            <text:p>1.357228</text:p>
          </table:table-cell>
          <table:table-cell table:style-name="ce8" office:value-type="float" office:value="1.293796" calcext:value-type="float">
            <text:p>1.293796</text:p>
          </table:table-cell>
          <table:table-cell table:style-name="ce8" office:value-type="float" office:value="1.194777" calcext:value-type="float">
            <text:p>1.194777</text:p>
          </table:table-cell>
          <table:table-cell table:style-name="ce8" office:value-type="float" office:value="1.134361" calcext:value-type="float">
            <text:p>1.134361</text:p>
          </table:table-cell>
          <table:table-cell table:style-name="ce8"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5675" calcext:value-type="float">
            <text:p>1.056750</text:p>
          </table:table-cell>
          <table:table-cell table:style-name="ce8" office:value-type="float" office:value="0.924704" calcext:value-type="float">
            <text:p>0.924704</text:p>
          </table:table-cell>
          <table:table-cell table:style-name="ce8" office:value-type="float" office:value="0.843998" calcext:value-type="float">
            <text:p>0.843998</text:p>
          </table:table-cell>
          <table:table-cell table:style-name="ce8" office:value-type="float" office:value="0.81268" calcext:value-type="float">
            <text:p>0.812680</text:p>
          </table:table-cell>
          <table:table-cell table:style-name="ce8" office:value-type="float" office:value="0.756751" calcext:value-type="float">
            <text:p>0.756751</text:p>
          </table:table-cell>
          <table:table-cell table:style-name="ce8" office:value-type="float" office:value="0.71697" calcext:value-type="float">
            <text:p>0.716970</text:p>
          </table:table-cell>
          <table:table-cell table:style-name="ce8" office:value-type="float" office:value="0.698993" calcext:value-type="float">
            <text:p>0.698993</text:p>
          </table:table-cell>
          <table:table-cell table:style-name="ce8" office:value-type="float" office:value="0.668492" calcext:value-type="float">
            <text:p>0.668492</text:p>
          </table:table-cell>
          <table:table-cell table:style-name="ce8"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table:style-name="ce8" office:value-type="float" office:value="1.889761" calcext:value-type="float">
            <text:p>1.889761</text:p>
          </table:table-cell>
          <table:table-cell table:style-name="ce8" office:value-type="float" office:value="1.534662" calcext:value-type="float">
            <text:p>1.534662</text:p>
          </table:table-cell>
          <table:table-cell table:style-name="ce8" office:value-type="float" office:value="1.427618" calcext:value-type="float">
            <text:p>1.427618</text:p>
          </table:table-cell>
          <table:table-cell table:style-name="ce8" office:value-type="float" office:value="1.55812" calcext:value-type="float">
            <text:p>1.558120</text:p>
          </table:table-cell>
          <table:table-cell table:style-name="ce8" office:value-type="float" office:value="1.325885" calcext:value-type="float">
            <text:p>1.325885</text:p>
          </table:table-cell>
          <table:table-cell table:style-name="ce8" office:value-type="float" office:value="1.356866" calcext:value-type="float">
            <text:p>1.356866</text:p>
          </table:table-cell>
          <table:table-cell table:style-name="ce8" office:value-type="float" office:value="1.206685" calcext:value-type="float">
            <text:p>1.206685</text:p>
          </table:table-cell>
          <table:table-cell table:style-name="ce8" office:value-type="float" office:value="1.147922" calcext:value-type="float">
            <text:p>1.147922</text:p>
          </table:table-cell>
          <table:table-cell table:style-name="ce8"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77543" calcext:value-type="float">
            <text:p>1.777543</text:p>
          </table:table-cell>
          <table:table-cell table:style-name="ce8" office:value-type="float" office:value="1.357602" calcext:value-type="float">
            <text:p>1.357602</text:p>
          </table:table-cell>
          <table:table-cell table:style-name="ce8" office:value-type="float" office:value="1.167421" calcext:value-type="float">
            <text:p>1.167421</text:p>
          </table:table-cell>
          <table:table-cell table:style-name="ce8" office:value-type="float" office:value="1.084509" calcext:value-type="float">
            <text:p>1.084509</text:p>
          </table:table-cell>
          <table:table-cell table:style-name="ce8" office:value-type="float" office:value="0.959375" calcext:value-type="float">
            <text:p>0.959375</text:p>
          </table:table-cell>
          <table:table-cell table:style-name="ce8" office:value-type="float" office:value="0.901815" calcext:value-type="float">
            <text:p>0.901815</text:p>
          </table:table-cell>
          <table:table-cell table:style-name="ce8" office:value-type="float" office:value="0.873863" calcext:value-type="float">
            <text:p>0.873863</text:p>
          </table:table-cell>
          <table:table-cell table:style-name="ce8" office:value-type="float" office:value="0.840272" calcext:value-type="float">
            <text:p>0.840272</text:p>
          </table:table-cell>
          <table:table-cell table:style-name="ce8" office:value-type="float" office:value="0.799107" calcext:value-type="float">
            <text:p>0.799107</text:p>
          </table:table-cell>
          <table:table-cell table:style-name="ce8"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59199" calcext:value-type="float">
            <text:p>1.759199</text:p>
          </table:table-cell>
          <table:table-cell table:style-name="ce8" office:value-type="float" office:value="1.374087" calcext:value-type="float">
            <text:p>1.374087</text:p>
          </table:table-cell>
          <table:table-cell table:style-name="ce8" office:value-type="float" office:value="1.13657" calcext:value-type="float">
            <text:p>1.136570</text:p>
          </table:table-cell>
          <table:table-cell table:style-name="ce8" office:value-type="float" office:value="1.083009" calcext:value-type="float">
            <text:p>1.083009</text:p>
          </table:table-cell>
          <table:table-cell table:style-name="ce8" office:value-type="float" office:value="0.961977" calcext:value-type="float">
            <text:p>0.961977</text:p>
          </table:table-cell>
          <table:table-cell table:style-name="ce8" office:value-type="float" office:value="0.91732" calcext:value-type="float">
            <text:p>0.917320</text:p>
          </table:table-cell>
          <table:table-cell table:style-name="ce8" office:value-type="float" office:value="0.86019" calcext:value-type="float">
            <text:p>0.860190</text:p>
          </table:table-cell>
          <table:table-cell table:style-name="ce8" office:value-type="float" office:value="0.840143" calcext:value-type="float">
            <text:p>0.840143</text:p>
          </table:table-cell>
          <table:table-cell table:style-name="ce8" office:value-type="float" office:value="0.808542" calcext:value-type="float">
            <text:p>0.808542</text:p>
          </table:table-cell>
          <table:table-cell table:style-name="ce8"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43187" calcext:value-type="float">
            <text:p>1.843187</text:p>
          </table:table-cell>
          <table:table-cell table:style-name="ce8" office:value-type="float" office:value="1.404497" calcext:value-type="float">
            <text:p>1.404497</text:p>
          </table:table-cell>
          <table:table-cell table:style-name="ce8" office:value-type="float" office:value="1.16391" calcext:value-type="float">
            <text:p>1.163910</text:p>
          </table:table-cell>
          <table:table-cell table:style-name="ce8" office:value-type="float" office:value="1.090678" calcext:value-type="float">
            <text:p>1.090678</text:p>
          </table:table-cell>
          <table:table-cell table:style-name="ce8" office:value-type="float" office:value="0.981541" calcext:value-type="float">
            <text:p>0.981541</text:p>
          </table:table-cell>
          <table:table-cell table:style-name="ce8" office:value-type="float" office:value="0.915946" calcext:value-type="float">
            <text:p>0.915946</text:p>
          </table:table-cell>
          <table:table-cell table:style-name="ce8" office:value-type="float" office:value="0.884048" calcext:value-type="float">
            <text:p>0.884048</text:p>
          </table:table-cell>
          <table:table-cell table:style-name="ce8" office:value-type="float" office:value="0.837923" calcext:value-type="float">
            <text:p>0.837923</text:p>
          </table:table-cell>
          <table:table-cell table:style-name="ce8" office:value-type="float" office:value="0.798627" calcext:value-type="float">
            <text:p>0.798627</text:p>
          </table:table-cell>
          <table:table-cell table:style-name="ce8"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612" calcext:value-type="float">
            <text:p>1.761200</text:p>
          </table:table-cell>
          <table:table-cell table:style-name="ce8" office:value-type="float" office:value="1.674603" calcext:value-type="float">
            <text:p>1.674603</text:p>
          </table:table-cell>
          <table:table-cell table:style-name="ce8" office:value-type="float" office:value="1.627611" calcext:value-type="float">
            <text:p>1.627611</text:p>
          </table:table-cell>
          <table:table-cell table:style-name="ce8" office:value-type="float" office:value="1.526162" calcext:value-type="float">
            <text:p>1.526162</text:p>
          </table:table-cell>
          <table:table-cell table:style-name="ce8" office:value-type="float" office:value="1.479527" calcext:value-type="float">
            <text:p>1.479527</text:p>
          </table:table-cell>
          <table:table-cell table:style-name="ce8" office:value-type="float" office:value="1.445454" calcext:value-type="float">
            <text:p>1.445454</text:p>
          </table:table-cell>
          <table:table-cell table:style-name="ce8" office:value-type="float" office:value="1.488409" calcext:value-type="float">
            <text:p>1.488409</text:p>
          </table:table-cell>
          <table:table-cell table:style-name="ce8" office:value-type="float" office:value="1.475112" calcext:value-type="float">
            <text:p>1.475112</text:p>
          </table:table-cell>
          <table:table-cell table:style-name="ce8" office:value-type="float" office:value="1.377507" calcext:value-type="float">
            <text:p>1.377507</text:p>
          </table:table-cell>
          <table:table-cell table:style-name="ce8"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table:style-name="ce8" office:value-type="float" office:value="2.64382" calcext:value-type="float">
            <text:p>2.643820</text:p>
          </table:table-cell>
          <table:table-cell table:number-columns-repeated="3"/>
          <table:table-cell table:style-name="ce8" office:value-type="float" office:value="3.070782" calcext:value-type="float">
            <text:p>3.070782</text:p>
          </table:table-cell>
          <table:table-cell table:style-name="ce8" office:value-type="float" office:value="2.967465" calcext:value-type="float">
            <text:p>2.967465</text:p>
          </table:table-cell>
          <table:table-cell table:style-name="ce8" office:value-type="float" office:value="2.885037" calcext:value-type="float">
            <text:p>2.885037</text:p>
          </table:table-cell>
          <table:table-cell table:style-name="ce8" office:value-type="float" office:value="2.958987" calcext:value-type="float">
            <text:p>2.958987</text:p>
          </table:table-cell>
          <table:table-cell table:style-name="ce8" office:value-type="float" office:value="2.834682" calcext:value-type="float">
            <text:p>2.834682</text:p>
          </table:table-cell>
          <table:table-cell table:style-name="ce8" office:value-type="float" office:value="2.669867" calcext:value-type="float">
            <text:p>2.669867</text:p>
          </table:table-cell>
          <table:table-cell table:style-name="ce8" office:value-type="float" office:value="2.793615" calcext:value-type="float">
            <text:p>2.793615</text:p>
          </table:table-cell>
          <table:table-cell table:style-name="ce8" office:value-type="float" office:value="2.631979" calcext:value-type="float">
            <text:p>2.631979</text:p>
          </table:table-cell>
          <table:table-cell table:style-name="ce8" office:value-type="float" office:value="2.620088" calcext:value-type="float">
            <text:p>2.620088</text:p>
          </table:table-cell>
          <table:table-cell table:style-name="ce8"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61148" calcext:value-type="float">
            <text:p>1.761148</text:p>
          </table:table-cell>
          <table:table-cell table:style-name="ce8" office:value-type="float" office:value="1.672473" calcext:value-type="float">
            <text:p>1.672473</text:p>
          </table:table-cell>
          <table:table-cell table:style-name="ce8" office:value-type="float" office:value="1.665054" calcext:value-type="float">
            <text:p>1.665054</text:p>
          </table:table-cell>
          <table:table-cell table:style-name="ce8" office:value-type="float" office:value="1.573203" calcext:value-type="float">
            <text:p>1.573203</text:p>
          </table:table-cell>
          <table:table-cell table:style-name="ce8" office:value-type="float" office:value="1.449693" calcext:value-type="float">
            <text:p>1.449693</text:p>
          </table:table-cell>
          <table:table-cell table:style-name="ce8" office:value-type="float" office:value="1.46241" calcext:value-type="float">
            <text:p>1.462410</text:p>
          </table:table-cell>
          <table:table-cell table:style-name="ce8" office:value-type="float" office:value="1.493502" calcext:value-type="float">
            <text:p>1.493502</text:p>
          </table:table-cell>
          <table:table-cell table:style-name="ce8" office:value-type="float" office:value="1.359223" calcext:value-type="float">
            <text:p>1.359223</text:p>
          </table:table-cell>
          <table:table-cell table:style-name="ce8" office:value-type="float" office:value="1.388959" calcext:value-type="float">
            <text:p>1.388959</text:p>
          </table:table-cell>
          <table:table-cell table:style-name="ce8"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 office:value-type="float" office:value="2.700695" calcext:value-type="float">
            <text:p>2.700695</text:p>
          </table:table-cell>
          <table:table-cell table:number-columns-repeated="3"/>
          <table:table-cell table:style-name="ce8" office:value-type="float" office:value="3.102551" calcext:value-type="float">
            <text:p>3.102551</text:p>
          </table:table-cell>
          <table:table-cell table:style-name="ce8" office:value-type="float" office:value="2.917608" calcext:value-type="float">
            <text:p>2.917608</text:p>
          </table:table-cell>
          <table:table-cell table:style-name="ce8" office:value-type="float" office:value="2.895552" calcext:value-type="float">
            <text:p>2.895552</text:p>
          </table:table-cell>
          <table:table-cell table:style-name="ce8" office:value-type="float" office:value="3.002143" calcext:value-type="float">
            <text:p>3.002143</text:p>
          </table:table-cell>
          <table:table-cell table:style-name="ce8" office:value-type="float" office:value="2.855544" calcext:value-type="float">
            <text:p>2.855544</text:p>
          </table:table-cell>
          <table:table-cell table:style-name="ce8" office:value-type="float" office:value="2.799322" calcext:value-type="float">
            <text:p>2.799322</text:p>
          </table:table-cell>
          <table:table-cell table:style-name="ce8" office:value-type="float" office:value="2.833159" calcext:value-type="float">
            <text:p>2.833159</text:p>
          </table:table-cell>
          <table:table-cell table:style-name="ce8" office:value-type="float" office:value="2.67712" calcext:value-type="float">
            <text:p>2.677120</text:p>
          </table:table-cell>
          <table:table-cell table:style-name="ce8" office:value-type="float" office:value="2.661764" calcext:value-type="float">
            <text:p>2.661764</text:p>
          </table:table-cell>
          <table:table-cell table:style-name="ce8"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641603" calcext:value-type="float">
            <text:p>1.641603</text:p>
          </table:table-cell>
          <table:table-cell table:style-name="ce8" office:value-type="float" office:value="1.679085" calcext:value-type="float">
            <text:p>1.679085</text:p>
          </table:table-cell>
          <table:table-cell table:style-name="ce8" office:value-type="float" office:value="1.57935" calcext:value-type="float">
            <text:p>1.579350</text:p>
          </table:table-cell>
          <table:table-cell table:style-name="ce8" office:value-type="float" office:value="1.54185" calcext:value-type="float">
            <text:p>1.541850</text:p>
          </table:table-cell>
          <table:table-cell table:style-name="ce8" office:value-type="float" office:value="1.463486" calcext:value-type="float">
            <text:p>1.463486</text:p>
          </table:table-cell>
          <table:table-cell table:style-name="ce8" office:value-type="float" office:value="1.488615" calcext:value-type="float">
            <text:p>1.488615</text:p>
          </table:table-cell>
          <table:table-cell table:style-name="ce8" office:value-type="float" office:value="1.452399" calcext:value-type="float">
            <text:p>1.452399</text:p>
          </table:table-cell>
          <table:table-cell table:style-name="ce8" office:value-type="float" office:value="1.3384765" calcext:value-type="float">
            <text:p>1.338477</text:p>
          </table:table-cell>
          <table:table-cell table:style-name="ce8" office:value-type="float" office:value="1.423203" calcext:value-type="float">
            <text:p>1.423203</text:p>
          </table:table-cell>
          <table:table-cell table:style-name="ce8"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 office:value-type="float" office:value="2.810053" calcext:value-type="float">
            <text:p>2.810053</text:p>
          </table:table-cell>
          <table:table-cell table:number-columns-repeated="3"/>
          <table:table-cell table:style-name="ce8" office:value-type="float" office:value="3.033506" calcext:value-type="float">
            <text:p>3.033506</text:p>
          </table:table-cell>
          <table:table-cell table:style-name="ce8" office:value-type="float" office:value="2.979906" calcext:value-type="float">
            <text:p>2.979906</text:p>
          </table:table-cell>
          <table:table-cell table:style-name="ce8" office:value-type="float" office:value="2.897229" calcext:value-type="float">
            <text:p>2.897229</text:p>
          </table:table-cell>
          <table:table-cell table:style-name="ce8" office:value-type="float" office:value="2.912939" calcext:value-type="float">
            <text:p>2.912939</text:p>
          </table:table-cell>
          <table:table-cell table:style-name="ce8" office:value-type="float" office:value="2.808237" calcext:value-type="float">
            <text:p>2.808237</text:p>
          </table:table-cell>
          <table:table-cell table:style-name="ce8" office:value-type="float" office:value="2.818747" calcext:value-type="float">
            <text:p>2.818747</text:p>
          </table:table-cell>
          <table:table-cell table:style-name="ce8" office:value-type="float" office:value="2.735249" calcext:value-type="float">
            <text:p>2.735249</text:p>
          </table:table-cell>
          <table:table-cell table:style-name="ce8" office:value-type="float" office:value="2.663805" calcext:value-type="float">
            <text:p>2.663805</text:p>
          </table:table-cell>
          <table:table-cell table:style-name="ce8" office:value-type="float" office:value="2.857846" calcext:value-type="float">
            <text:p>2.857846</text:p>
          </table:table-cell>
          <table:table-cell table:style-name="ce8"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77264" calcext:value-type="float">
            <text:p>1.077264</text:p>
          </table:table-cell>
          <table:table-cell table:style-name="ce8" office:value-type="float" office:value="0.94408" calcext:value-type="float">
            <text:p>0.944080</text:p>
          </table:table-cell>
          <table:table-cell table:style-name="ce8" office:value-type="float" office:value="0.889692" calcext:value-type="float">
            <text:p>0.889692</text:p>
          </table:table-cell>
          <table:table-cell table:style-name="ce8" office:value-type="float" office:value="0.825037" calcext:value-type="float">
            <text:p>0.825037</text:p>
          </table:table-cell>
          <table:table-cell table:style-name="ce8" office:value-type="float" office:value="0.768435" calcext:value-type="float">
            <text:p>0.768435</text:p>
          </table:table-cell>
          <table:table-cell table:style-name="ce8" office:value-type="float" office:value="0.731777" calcext:value-type="float">
            <text:p>0.731777</text:p>
          </table:table-cell>
          <table:table-cell table:style-name="ce8" office:value-type="float" office:value="0.709773" calcext:value-type="float">
            <text:p>0.709773</text:p>
          </table:table-cell>
          <table:table-cell table:style-name="ce8" office:value-type="float" office:value="0.672404" calcext:value-type="float">
            <text:p>0.672404</text:p>
          </table:table-cell>
          <table:table-cell table:style-name="ce8"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table:style-name="ce8" office:value-type="float" office:value="1.694209" calcext:value-type="float">
            <text:p>1.694209</text:p>
          </table:table-cell>
          <table:table-cell table:style-name="ce8" office:value-type="float" office:value="1.54053" calcext:value-type="float">
            <text:p>1.540530</text:p>
          </table:table-cell>
          <table:table-cell table:style-name="ce8" office:value-type="float" office:value="1.497788" calcext:value-type="float">
            <text:p>1.497788</text:p>
          </table:table-cell>
          <table:table-cell table:style-name="ce8" office:value-type="float" office:value="1.312467" calcext:value-type="float">
            <text:p>1.312467</text:p>
          </table:table-cell>
          <table:table-cell table:style-name="ce8" office:value-type="float" office:value="1.286387" calcext:value-type="float">
            <text:p>1.286387</text:p>
          </table:table-cell>
          <table:table-cell table:style-name="ce8" office:value-type="float" office:value="1.267767" calcext:value-type="float">
            <text:p>1.267767</text:p>
          </table:table-cell>
          <table:table-cell table:style-name="ce8" office:value-type="float" office:value="1.174009" calcext:value-type="float">
            <text:p>1.174009</text:p>
          </table:table-cell>
          <table:table-cell table:style-name="ce8" office:value-type="float" office:value="1.162584" calcext:value-type="float">
            <text:p>1.162584</text:p>
          </table:table-cell>
          <table:table-cell table:style-name="ce8"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3412" calcext:value-type="float">
            <text:p>1.034120</text:p>
          </table:table-cell>
          <table:table-cell table:style-name="ce8" office:value-type="float" office:value="0.949678" calcext:value-type="float">
            <text:p>0.949678</text:p>
          </table:table-cell>
          <table:table-cell table:style-name="ce8" office:value-type="float" office:value="0.893277" calcext:value-type="float">
            <text:p>0.893277</text:p>
          </table:table-cell>
          <table:table-cell table:style-name="ce8" office:value-type="float" office:value="0.820877" calcext:value-type="float">
            <text:p>0.820877</text:p>
          </table:table-cell>
          <table:table-cell table:style-name="ce8" office:value-type="float" office:value="0.764656" calcext:value-type="float">
            <text:p>0.764656</text:p>
          </table:table-cell>
          <table:table-cell table:style-name="ce8" office:value-type="float" office:value="0.75325" calcext:value-type="float">
            <text:p>0.753250</text:p>
          </table:table-cell>
          <table:table-cell table:style-name="ce8" office:value-type="float" office:value="0.719185" calcext:value-type="float">
            <text:p>0.719185</text:p>
          </table:table-cell>
          <table:table-cell table:style-name="ce8" office:value-type="float" office:value="0.688639" calcext:value-type="float">
            <text:p>0.688639</text:p>
          </table:table-cell>
          <table:table-cell table:style-name="ce8"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table:style-name="ce8" office:value-type="float" office:value="1.746171" calcext:value-type="float">
            <text:p>1.746171</text:p>
          </table:table-cell>
          <table:table-cell table:style-name="ce8" office:value-type="float" office:value="1.523803" calcext:value-type="float">
            <text:p>1.523803</text:p>
          </table:table-cell>
          <table:table-cell table:style-name="ce8" office:value-type="float" office:value="1.448439" calcext:value-type="float">
            <text:p>1.448439</text:p>
          </table:table-cell>
          <table:table-cell table:style-name="ce8" office:value-type="float" office:value="1.481724" calcext:value-type="float">
            <text:p>1.481724</text:p>
          </table:table-cell>
          <table:table-cell table:style-name="ce8" office:value-type="float" office:value="1.281999" calcext:value-type="float">
            <text:p>1.281999</text:p>
          </table:table-cell>
          <table:table-cell table:style-name="ce8" office:value-type="float" office:value="1.262644" calcext:value-type="float">
            <text:p>1.262644</text:p>
          </table:table-cell>
          <table:table-cell table:style-name="ce8" office:value-type="float" office:value="1.198148" calcext:value-type="float">
            <text:p>1.198148</text:p>
          </table:table-cell>
          <table:table-cell table:style-name="ce8" office:value-type="float" office:value="1.164835" calcext:value-type="float">
            <text:p>1.164835</text:p>
          </table:table-cell>
          <table:table-cell table:style-name="ce8"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042904" calcext:value-type="float">
            <text:p>1.042904</text:p>
          </table:table-cell>
          <table:table-cell table:style-name="ce8" office:value-type="float" office:value="0.974158" calcext:value-type="float">
            <text:p>0.974158</text:p>
          </table:table-cell>
          <table:table-cell table:style-name="ce8" office:value-type="float" office:value="0.939773" calcext:value-type="float">
            <text:p>0.939773</text:p>
          </table:table-cell>
          <table:table-cell table:style-name="ce8" office:value-type="float" office:value="0.819105" calcext:value-type="float">
            <text:p>0.819105</text:p>
          </table:table-cell>
          <table:table-cell table:style-name="ce8" office:value-type="float" office:value="0.751743" calcext:value-type="float">
            <text:p>0.751743</text:p>
          </table:table-cell>
          <table:table-cell table:style-name="ce8" office:value-type="float" office:value="0.732579" calcext:value-type="float">
            <text:p>0.732579</text:p>
          </table:table-cell>
          <table:table-cell table:style-name="ce8" office:value-type="float" office:value="0.706943" calcext:value-type="float">
            <text:p>0.706943</text:p>
          </table:table-cell>
          <table:table-cell table:style-name="ce8" office:value-type="float" office:value="0.677937" calcext:value-type="float">
            <text:p>0.677937</text:p>
          </table:table-cell>
          <table:table-cell table:style-name="ce8"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12"/>
          <table:table-cell table:style-name="ce8" office:value-type="float" office:value="1.09675" calcext:value-type="float">
            <text:p>1.096750</text:p>
          </table:table-cell>
          <table:table-cell table:number-columns-repeated="3"/>
          <table:table-cell table:style-name="ce8" office:value-type="float" office:value="1.787448" calcext:value-type="float">
            <text:p>1.787448</text:p>
          </table:table-cell>
          <table:table-cell table:style-name="ce8" office:value-type="float" office:value="1.55474" calcext:value-type="float">
            <text:p>1.554740</text:p>
          </table:table-cell>
          <table:table-cell table:style-name="ce8" office:value-type="float" office:value="1.581681" calcext:value-type="float">
            <text:p>1.581681</text:p>
          </table:table-cell>
          <table:table-cell table:style-name="ce8" office:value-type="float" office:value="1.335733" calcext:value-type="float">
            <text:p>1.335733</text:p>
          </table:table-cell>
          <table:table-cell table:style-name="ce8" office:value-type="float" office:value="1.278033" calcext:value-type="float">
            <text:p>1.278033</text:p>
          </table:table-cell>
          <table:table-cell table:style-name="ce8" office:value-type="float" office:value="1.233641" calcext:value-type="float">
            <text:p>1.233641</text:p>
          </table:table-cell>
          <table:table-cell table:style-name="ce8" office:value-type="float" office:value="1.188703" calcext:value-type="float">
            <text:p>1.188703</text:p>
          </table:table-cell>
          <table:table-cell table:style-name="ce8" office:value-type="float" office:value="1.139136" calcext:value-type="float">
            <text:p>1.139136</text:p>
          </table:table-cell>
          <table:table-cell table:style-name="ce8" office:value-type="float" office:value="1.125356" calcext:value-type="float">
            <text:p>1.125356</text:p>
          </table:table-cell>
          <table:table-cell table:style-name="ce8"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61842" calcext:value-type="float">
            <text:p>1.761842</text:p>
          </table:table-cell>
          <table:table-cell table:style-name="ce8" office:value-type="float" office:value="1.429316" calcext:value-type="float">
            <text:p>1.429316</text:p>
          </table:table-cell>
          <table:table-cell table:style-name="ce8" office:value-type="float" office:value="1.221536" calcext:value-type="float">
            <text:p>1.221536</text:p>
          </table:table-cell>
          <table:table-cell table:style-name="ce8" office:value-type="float" office:value="1.099569" calcext:value-type="float">
            <text:p>1.099569</text:p>
          </table:table-cell>
          <table:table-cell table:style-name="ce8" office:value-type="float" office:value="1.016807" calcext:value-type="float">
            <text:p>1.016807</text:p>
          </table:table-cell>
          <table:table-cell table:style-name="ce8" office:value-type="float" office:value="0.941308" calcext:value-type="float">
            <text:p>0.941308</text:p>
          </table:table-cell>
          <table:table-cell table:style-name="ce8" office:value-type="float" office:value="0.920898" calcext:value-type="float">
            <text:p>0.920898</text:p>
          </table:table-cell>
          <table:table-cell table:style-name="ce8" office:value-type="float" office:value="0.871922" calcext:value-type="float">
            <text:p>0.871922</text:p>
          </table:table-cell>
          <table:table-cell table:style-name="ce8" office:value-type="float" office:value="0.833491" calcext:value-type="float">
            <text:p>0.833491</text:p>
          </table:table-cell>
          <table:table-cell table:style-name="ce8"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828959" calcext:value-type="float">
            <text:p>1.828959</text:p>
          </table:table-cell>
          <table:table-cell table:style-name="ce8" office:value-type="float" office:value="1.425646" calcext:value-type="float">
            <text:p>1.425646</text:p>
          </table:table-cell>
          <table:table-cell table:style-name="ce8" office:value-type="float" office:value="1.207739" calcext:value-type="float">
            <text:p>1.207739</text:p>
          </table:table-cell>
          <table:table-cell table:style-name="ce8" office:value-type="float" office:value="1.087882" calcext:value-type="float">
            <text:p>1.087882</text:p>
          </table:table-cell>
          <table:table-cell table:style-name="ce8" office:value-type="float" office:value="1.013925" calcext:value-type="float">
            <text:p>1.013925</text:p>
          </table:table-cell>
          <table:table-cell table:style-name="ce8" office:value-type="float" office:value="0.981002" calcext:value-type="float">
            <text:p>0.981002</text:p>
          </table:table-cell>
          <table:table-cell table:style-name="ce8" office:value-type="float" office:value="0.894134" calcext:value-type="float">
            <text:p>0.894134</text:p>
          </table:table-cell>
          <table:table-cell table:style-name="ce8" office:value-type="float" office:value="0.847966" calcext:value-type="float">
            <text:p>0.847966</text:p>
          </table:table-cell>
          <table:table-cell table:style-name="ce8" office:value-type="float" office:value="0.818709" calcext:value-type="float">
            <text:p>0.818709</text:p>
          </table:table-cell>
          <table:table-cell table:style-name="ce8"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office:value-type="float" office:value="1.726133" calcext:value-type="float">
            <text:p>1.726133</text:p>
          </table:table-cell>
          <table:table-cell table:style-name="ce8" office:value-type="float" office:value="1.37689" calcext:value-type="float">
            <text:p>1.376890</text:p>
          </table:table-cell>
          <table:table-cell table:style-name="ce8" office:value-type="float" office:value="1.205045" calcext:value-type="float">
            <text:p>1.205045</text:p>
          </table:table-cell>
          <table:table-cell table:style-name="ce8" office:value-type="float" office:value="1.063505" calcext:value-type="float">
            <text:p>1.063505</text:p>
          </table:table-cell>
          <table:table-cell table:style-name="ce8" office:value-type="float" office:value="1.014908" calcext:value-type="float">
            <text:p>1.014908</text:p>
          </table:table-cell>
          <table:table-cell table:style-name="ce8" office:value-type="float" office:value="0.972732" calcext:value-type="float">
            <text:p>0.972732</text:p>
          </table:table-cell>
          <table:table-cell table:style-name="ce8" office:value-type="float" office:value="0.883059" calcext:value-type="float">
            <text:p>0.883059</text:p>
          </table:table-cell>
          <table:table-cell table:style-name="ce8" table:number-columns-repeated="3"/>
          <table:table-cell table:number-columns-repeated="996"/>
        </table:table-row>
        <table:table-row table:style-name="ro1">
          <table:table-cell table:style-name="ce1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table:number-columns-repeated="4"/>
          <table:table-cell table:style-name="ce3"/>
          <table:table-cell table:number-columns-repeated="8"/>
          <table:table-cell table:style-name="ce12"/>
          <table:table-cell table:number-columns-repeated="3"/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8" table:number-columns-repeated="9"/>
          <table:table-cell table:style-name="ce12"/>
          <table:table-cell table:number-columns-repeated="996"/>
        </table:table-row>
        <table:table-row table:style-name="ro1">
          <table:table-cell table:style-name="ce1"/>
          <table:table-cell office:value-type="string" calcext:value-type="string">
            <text:p>Span = 3</text:p>
          </table:table-cell>
          <table:table-cell table:number-columns-repeated="12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 table:number-rows-repeated="2">
          <table:table-cell table:style-name="ce1"/>
          <table:table-cell table:number-columns-repeated="13"/>
          <table:table-cell table:style-name="Default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 table:number-rows-repeated="38">
          <table:table-cell table:style-name="ce1"/>
          <table:table-cell table:number-columns-repeated="13"/>
          <table:table-cell table:style-name="ce8"/>
          <table:table-cell table:number-columns-repeated="3"/>
          <table:table-cell table:style-name="ce8" table:number-columns-repeated="10"/>
          <table:table-cell table:number-columns-repeated="996"/>
        </table:table-row>
        <table:table-row table:style-name="ro1">
          <table:table-cell table:number-columns-repeated="2"/>
          <table:table-cell table:style-name="ce20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29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20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999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29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29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0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20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29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29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20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20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20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2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9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23:35:08.442741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5-22T18:28:07.180272814</dc:date>
    <meta:editing-duration>P90DT3H25M20S</meta:editing-duration>
    <meta:editing-cycles>1189</meta:editing-cycles>
    <meta:generator>LibreOffice/6.4.7.2$Linux_X86_64 LibreOffice_project/40$Build-2</meta:generator>
    <meta:document-statistic meta:table-count="1" meta:cell-count="4523" meta:object-count="0"/>
  </office:meta>
</office:document-meta>
</file>